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Standard">
      <style:text-properties officeooo:rsid="0004488c" officeooo:paragraph-rsid="0004488c"/>
    </style:style>
    <style:style style:name="P2" style:family="paragraph" style:parent-style-name="Standard">
      <style:text-properties officeooo:rsid="0005c025" officeooo:paragraph-rsid="0005c025"/>
    </style:style>
    <style:style style:name="P3" style:family="paragraph" style:parent-style-name="Standard">
      <style:text-properties fo:font-weight="bold" officeooo:rsid="0004488c" officeooo:paragraph-rsid="0004488c" style:font-weight-asian="bold" style:font-weight-complex="bold"/>
    </style:style>
    <style:style style:name="P4" style:family="paragraph" style:parent-style-name="Standard">
      <style:text-properties fo:font-weight="normal" officeooo:rsid="0005c025" officeooo:paragraph-rsid="0005c025" style:font-weight-asian="normal" style:font-weight-complex="normal"/>
    </style:style>
    <style:style style:name="P5" style:family="paragraph" style:parent-style-name="Standard">
      <style:text-properties officeooo:paragraph-rsid="00072f02"/>
    </style:style>
    <style:style style:name="P6" style:family="paragraph" style:parent-style-name="Standard">
      <style:text-properties fo:font-variant="normal" fo:text-transform="none" fo:color="#212529" loext:opacity="100%" style:font-name="apple-system" fo:font-size="12pt" fo:letter-spacing="normal" fo:font-style="normal" fo:font-weight="normal" officeooo:paragraph-rsid="00072f02"/>
    </style:style>
    <style:style style:name="T1" style:family="text">
      <style:text-properties officeooo:rsid="0004488c"/>
    </style:style>
    <style:style style:name="T2" style:family="text">
      <style:text-properties fo:font-weight="bold" style:font-weight-asian="bold" style:font-weight-complex="bold"/>
    </style:style>
    <style:style style:name="T3" style:family="text">
      <style:text-properties fo:font-weight="bold" officeooo:rsid="0004488c" style:font-weight-asian="bold" style:font-weight-complex="bold"/>
    </style:style>
    <style:style style:name="T4" style:family="text">
      <style:text-properties officeooo:rsid="0005c025"/>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officeooo:rsid="00072f02" fo:background-color="#ffff00" loext:char-shading-value="0"/>
    </style:style>
    <style:style style:name="T8" style:family="text">
      <style:text-properties officeooo:rsid="00072f02"/>
    </style:style>
    <style:style style:name="T9" style:family="text">
      <style:text-properties fo:font-variant="normal" fo:text-transform="none" fo:color="#212529" loext:opacity="100%" style:font-name="apple-system" fo:font-size="12pt" fo:letter-spacing="normal" fo:font-style="normal" fo:font-weight="normal"/>
    </style:style>
    <style:style style:name="T10" style:family="text">
      <style:text-properties fo:font-variant="normal" fo:text-transform="none" fo:color="#212529"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 correlations (called colinearity for independent vars) </text:p>
      <text:p text:style-name="P1"><text:s text:c="5"/>If A is correlated with B and you scramble A then B still has most or all of A’s info</text:p>
      <text:p text:style-name="P1"/>
      <text:p text:style-name="P1">1. train a <text:span text:style-name="T4">RF </text:span>model <text:s/>on data</text:p>
      <text:p text:style-name="P1"/>
      <text:p text:style-name="P5"><text:span text:style-name="T3">Permutation Importance </text:span><text:span text:style-name="T1">– model agnostic- </text:span><text:span text:style-name="T8">scramble column- has same distribution, (mean, std)</text:span></text:p>
      <text:p text:style-name="P5"><text:span text:style-name="T9">Features that are deemed of </text:span><text:span text:style-name="Strong_20_Emphasis"><text:span text:style-name="T9">low importance for a bad model</text:span></text:span><text:span text:style-name="T10"> </text:span><text:span text:style-name="T9">(low cross-validation score) could be </text:span><text:span text:style-name="Strong_20_Emphasis"><text:span text:style-name="T9">very important for a good model</text:span></text:span><text:span text:style-name="T9">. Therefore it is always important to evaluate the predictive power of a model using a held-out set (or better with cross-validation) prior to computing importances.</text:span></text:p>
      <text:p text:style-name="P6">Permutation importances can be computed either on the training set or on a held-out testing or validation set. Using a held-out set makes it possible to highlight which features contribute the most to the generalization power of the inspected model. Features that are important on the training set but not on the held-out set might cause the model to overfit.</text:p>
      <text:p text:style-name="P6"><text:span text:style-name="T9"/></text:p>
      <text:p text:style-name="P1"><text:s text:c="3"/>for 0 to n:</text:p>
      <text:p text:style-name="P1"><text:s text:c="8"/>for col0 to coln</text:p>
      <text:p text:style-name="P1"><text:s text:c="3"/><text:tab/>scramble col- </text:p>
      <text:p text:style-name="P1"><text:s text:c="12"/>run dataset thru model</text:p>
      <text:p text:style-name="P1"><text:s text:c="12"/>measure and record decrease in accuracy (col Accs)</text:p>
      <text:p text:style-name="P1"><text:s text:c="3"/>Average the Accuracys over the n runs</text:p>
      <text:p text:style-name="P1"><text:s text:c="3"/>the col that decreases the accuracy the most is the most important</text:p>
      <text:p text:style-name="P1"><text:s text:c="2"/><text:span text:style-name="T6"><text:s/>some columns will have no effect (can drop them and retrain the model)</text:span></text:p>
      <text:p text:style-name="P1"><text:span text:style-name="T6"><text:s text:c="3"/></text:span><text:span text:style-name="T7">If do permutation importance on test set </text:span></text:p>
      <text:p text:style-name="P1"/>
      <text:p text:style-name="P1"/>
      <text:p text:style-name="P1"><text:span text:style-name="T2">ICE (Individual Conditional Expectation)</text:span> – what effect will permuting a column have on the outcome for 1 row.</text:p>
      <text:p text:style-name="P2">Est=[]</text:p>
      <text:p text:style-name="P2">preds=[]</text:p>
      <text:p text:style-name="P1"><text:span text:style-name="T4">For val in (</text:span>all possible values of a column<text:span text:style-name="T4">)</text:span>, </text:p>
      <text:p text:style-name="P2"><text:s text:c="2"/>est.append(val)</text:p>
      <text:p text:style-name="P2"><text:s text:c="2"/>preds.append(model.pred(row with column=val))</text:p>
      <text:p text:style-name="P2"/>
      <text:p text:style-name="P2">plot preds vs. Est</text:p>
      <text:p text:style-name="P1"/>
      <text:p text:style-name="P3">PDP (Partial Dependency Plot)</text:p>
      <text:p text:style-name="P4">generate ICE chart for every row</text:p>
      <text:p text:style-name="P4">avererage them </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23:00:10.269750308</meta:creation-date>
    <dc:date>2023-03-28T23:51:25.527817539</dc:date>
    <meta:editing-duration>PT22M49S</meta:editing-duration>
    <meta:editing-cycles>2</meta:editing-cycles>
    <meta:generator>LibreOffice/7.5.1.2$Linux_X86_64 LibreOffice_project/50$Build-2</meta:generator>
    <meta:document-statistic meta:table-count="0" meta:image-count="0" meta:object-count="0" meta:page-count="1" meta:paragraph-count="25" meta:word-count="261" meta:character-count="1625" meta:non-whitespace-character-count="1321"/>
  </office:meta>
</office:document-meta>
</file>